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f1030"/>
    </style:style>
    <style:style style:name="P2" style:family="paragraph" style:parent-style-name="Standard">
      <style:paragraph-properties fo:text-align="end" style:justify-single-word="false"/>
      <style:text-properties officeooo:rsid="000f1030" officeooo:paragraph-rsid="000f1030"/>
    </style:style>
    <style:style style:name="P3" style:family="paragraph" style:parent-style-name="Text_20_body">
      <style:text-properties fo:font-weight="bold" officeooo:rsid="000d8342" officeooo:paragraph-rsid="0003cfe1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0f1030" officeooo:paragraph-rsid="000f1030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0f1030"/>
    </style:style>
    <style:style style:name="P6" style:family="paragraph" style:parent-style-name="Standard">
      <style:text-properties officeooo:rsid="0003cfe1" officeooo:paragraph-rsid="000f1030"/>
    </style:style>
    <style:style style:name="P7" style:family="paragraph" style:parent-style-name="Standard">
      <style:text-properties officeooo:rsid="000f1030" officeooo:paragraph-rsid="000f1030"/>
    </style:style>
    <style:style style:name="P8" style:family="paragraph" style:parent-style-name="Standard">
      <style:paragraph-properties fo:text-align="end" style:justify-single-word="false"/>
      <style:text-properties officeooo:paragraph-rsid="000f1030"/>
    </style:style>
    <style:style style:name="T1" style:family="text">
      <style:text-properties officeooo:rsid="000f10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cerpt n°1 : Fleabag serie 2 episode 1</text:span></text:p>
      <text:p text:style-name="P1"/>
      <text:p text:style-name="P1">SERIES TWO</text:p>
      <text:p text:style-name="P1">EPISODE 1</text:p>
      <text:p text:style-name="P1">INT. COOL RESTAURANT. BATHROOM – NIGHT</text:p>
      <text:p text:style-name="P1">Frank Sinatra’s ‘Strangers in the Night’ plays.</text:p>
      <text:p text:style-name="P1">Wide shot of FLEABAG from behind as she stands at a sink. Her head is</text:p>
      <text:p text:style-name="P1">bowed down as she is washing her hands. We can’t see her face.</text:p>
      <text:p text:style-name="P1">She looks up into the mirror. We see that there is blood all over her mouth.</text:p>
      <text:p text:style-name="P1">She takes a damp towel and wipes most of the blood off her mouth and</text:p>
      <text:p text:style-name="P1">nose. There is a bang on the door. She ignores it.</text:p>
      <text:p text:style-name="P1">MAN (O.S.)</text:p>
      <text:p text:style-name="P1">Can I do anything?</text:p>
      <text:p text:style-name="P1">FLEABAG</text:p>
      <text:p text:style-name="P1">No, thank you.</text:p>
      <text:p text:style-name="P1">MAN (O.S.)</text:p>
      <text:p text:style-name="P1">They’ve gone, so …</text:p>
      <text:p text:style-name="P1">She grabs a few tissues and hands them casually to a NEEDY WAITRESS,</text:p>
      <text:p text:style-name="P1">who, we discover, is sitting, slumped on the floor with blood on her face</text:p>
      <text:p text:style-name="P1">and a bruised eye.</text:p>
      <text:p text:style-name="P1">NEEDY WAITRESS</text:p>
      <text:p text:style-name="P1">(grateful, sweet)</text:p>
      <text:p text:style-name="P1">Thank you.</text:p>
      <text:p text:style-name="P1">Fleabag smiles at her. She checks her hair in the mirror. Takes a breath.</text:p>
      <text:p text:style-name="P1">FLEABAG</text:p>
      <text:p text:style-name="P1">(to camera)</text:p>
      <text:p text:style-name="P1">This is a love story.</text:p>
      <text:p text:style-name="P1">TITLES: FLEABAG</text:p>
      <text:p text:style-name="P1">Soaring choral music over titles and perhaps next scene, rather than the</text:p>
      <text:p text:style-name="P1">discordance of last series.</text:p>
      <text:p text:style-name="P1">INT. RESTAURANT – NIGHT</text:p>
      <text:p text:style-name="P1">Earlier that evening.Close-up of Fleabag. She is sat at a restaurant table holding a glass of</text:p>
      <text:p text:style-name="P1">champagne. She looks well.</text:p>
      <text:p text:style-name="P1">We can’t see who else is at the table. We can only see the restaurant</text:p>
      <text:p text:style-name="P1">glittering and bustling behind her.</text:p>
      <text:p text:style-name="P1">FLEABAG</text:p>
      <text:p text:style-name="P1">(to camera)</text:p>
      <text:p text:style-name="P1">You know when you’ve done … everything.</text:p>
      <text:p text:style-name="P1">(beat)</text:p>
      <text:p text:style-name="P1">When you’ve been all—</text:p>
      <text:p text:style-name="P1">EXT. FLASHBACK, PARK – DAY</text:p>
      <text:p text:style-name="P1">Fleabag is doing squats in a park with a DRILL SERGEANT kind of guy.</text:p>
      <text:p text:style-name="P1">He is shouting at her.</text:p>
      <text:p text:style-name="P1">DRILL SERGEANT</text:p>
      <text:p text:style-name="P1">SQUAT. SQUAT.</text:p>
      <text:p text:style-name="P1">INT. RESTAURANT – NIGHT</text:p>
      <text:p text:style-name="P1">Back at the table with Fleabag.</text:p>
      <text:p text:style-name="P1">FLEABAG</text:p>
      <text:p text:style-name="P1">(to camera)</text:p>
      <text:p text:style-name="P1">And—</text:p>
      <text:p text:style-name="P1">INT. FLASHBACK, CAFÉ – DAY</text:p>
      <text:p text:style-name="P1">Shot of a piece of rye bread/pumpernickel with sliced avocado and feta</text:p>
      <text:p text:style-name="P1"><text:soft-page-break/>cheese and chopped baby tomato on it.</text:p>
      <text:p text:style-name="P1">Fleabag chops it in half and looks at the camera very seriously.</text:p>
      <text:p text:style-name="P1">INT. RESTAURANT – NIGHT</text:p>
      <text:p text:style-name="P1">Back at the table with Fleabag.</text:p>
      <text:p text:style-name="P1">FLEABAG</text:p>
      <text:p text:style-name="P1">You’ve even—</text:p>
      <text:p text:style-name="P1">EXT. FLASHBACK, ARSEHOLE GUY’S FLAT – EVENING</text:p>
      <text:p text:style-name="P1">Close on ARSEHOLE GUY looking seductively at Fleabag.ARSEHOLE GUY</text:p>
      <text:p text:style-name="P1">Wanna have sex?</text:p>
      <text:p text:style-name="P1">Beat.</text:p>
      <text:p text:style-name="P1">Fleabag is conflicted.</text:p>
      <text:p text:style-name="P1">FLEABAG</text:p>
      <text:p text:style-name="P1">No.</text:p>
      <text:p text:style-name="P1">She turns and runs away down the street.</text:p>
      <text:p text:style-name="P1">ARSEHOLE GUY</text:p>
      <text:p text:style-name="P1">(calling after her, desperate)</text:p>
      <text:p text:style-name="P1">Can I at least go down on you?!</text:p>
      <text:p text:style-name="P1">FLEABAG</text:p>
      <text:p text:style-name="P1">NO!</text:p>
      <text:p text:style-name="P1">INT. RESTAURANT – NIGHT</text:p>
      <text:p text:style-name="P1">Back at the table with Fleabag.</text:p>
      <text:p text:style-name="P1">FLEABAG</text:p>
      <text:p text:style-name="P1">You’ve done everything. And you feel great.</text:p>
      <text:p text:style-name="P1">INT. FLASHBACK, PUB – EVENING</text:p>
      <text:p text:style-name="P1">Fleabag laughing with a bunch of ‘friends’ we’ve never seen before and</text:p>
      <text:p text:style-name="P1">will never see again.</text:p>
      <text:p text:style-name="P1">INT. RESTAURANT – NIGHT</text:p>
      <text:p text:style-name="P1">Back at the table with Fleabag.</text:p>
      <text:p text:style-name="P1">FLEABAG</text:p>
      <text:p text:style-name="P1">You’re not even thinking about—</text:p>
      <text:p text:style-name="P1">EXT. FLASHBACK, PARK – DAY</text:p>
      <text:p text:style-name="P1">BOO putting a tiny hat on Hilary’s head and looking up at us, very pleased</text:p>
      <text:p text:style-name="P1">with it. Fleabag’s dialogue cuts it off again.</text:p>
      <text:p text:style-name="P1">INT. RESTAURANT – NIGHT</text:p>
      <text:p text:style-name="P1">Back at the table with Fleabag.</text:p>
      <text:p text:style-name="P1">FLEABAGYou don’t even think about—</text:p>
      <text:p text:style-name="P1">EXT. FLASHBACK FROM LAST SERIES: CLAIRE’S HOUSE – NIGHT</text:p>
      <text:p text:style-name="P1">MARTIN kissing Fleabag on CLAIRE ’s birthday from the last series.</text:p>
      <text:p text:style-name="P1">INT. RESTAURANT – NIGHT</text:p>
      <text:p text:style-name="P1">Fleabag passes bread across to her left –</text:p>
      <text:p text:style-name="P1">FLEABAG</text:p>
      <text:p text:style-name="P1">(to camera)</text:p>
      <text:p text:style-name="P1">And even though your sister still hates you.</text:p>
      <text:p text:style-name="P1">We reveal Claire eyeing Fleabag. She gives a tight smile as she accepts the</text:p>
      <text:p text:style-name="P1">bread.</text:p>
      <text:p text:style-name="P1">CLAIRE</text:p>
      <text:p text:style-name="P1">Thank you.</text:p>
      <text:p text:style-name="P1">FLEABAG</text:p>
      <text:p text:style-name="P1">(to camera)</text:p>
      <text:p text:style-name="P1">You’re pretending to be friends because your dad is—</text:p>
      <text:p text:style-name="P1">EXT. GRAVESIDE – DAY</text:p>
      <text:p text:style-name="P1">Fleabag and Claire are standing by a grave.</text:p>
      <text:p text:style-name="P1"><text:soft-page-break/>INT. RESTAURANT – NIGHT</text:p>
      <text:p text:style-name="P1">Back at the table with Fleabag and Claire.</text:p>
      <text:p text:style-name="P1">FLEABAG</text:p>
      <text:p text:style-name="P1">(to camera)</text:p>
      <text:p text:style-name="P1">I’m joking, he’s just there.</text:p>
      <text:p text:style-name="P1">We reveal DAD sitting next to GODMOTHER , with her hand on his.</text:p>
      <text:p text:style-name="P1">GODMOTHER</text:p>
      <text:p text:style-name="P1">(holding up her glass)</text:p>
      <text:p text:style-name="P1">Here’s to love!</text:p>
      <text:p text:style-name="P1">FLEABAG</text:p>
      <text:p text:style-name="P1">And engaged.</text:p>
      <text:p text:style-name="P1">They all cheer.FLEABAG</text:p>
      <text:p text:style-name="P1">To love!</text:p>
      <text:p text:style-name="P1">EVERYONE</text:p>
      <text:p text:style-name="P1">To love!</text:p>
      <text:p text:style-name="P1">Suddenly Martin arrives.</text:p>
      <text:p text:style-name="P1">MARTIN</text:p>
      <text:p text:style-name="P1">HEEEEEY!</text:p>
      <text:p text:style-name="P1">FLEABAG</text:p>
      <text:p text:style-name="P1">(to camera)</text:p>
      <text:p text:style-name="P1">Ugh.</text:p>
      <text:p text:style-name="P1">MARTIN</text:p>
      <text:p text:style-name="P1">(to Dad and Godmother)</text:p>
      <text:p text:style-name="P1">CONGRATULATIONS YOU ASSHOLES!</text:p>
      <text:p text:style-name="P1">He kisses a smiling Claire from behind as he speaks.</text:p>
      <text:p text:style-name="P1">Dad and Godmother laugh happily. Everyone laughs happily.</text:p>
      <text:p text:style-name="P1">Fleabag looks to camera. Ugh.</text:p>
      <text:p text:style-name="P1"/>
      <text:p text:style-name="P2">crt : 307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Excerpt n°2 : Grey’s Anatomy season 1 episode 1</text:p>
      <text:p text:style-name="P5"/>
      <text:p text:style-name="P5"><text:bookmark text:name="t1_1"/>GREY'S ANATOMY </text:p>
      <text:p text:style-name="P5"><text:bookmark text:name="t2_1"/>1x01: A Hard Day's Night </text:p>
      <text:p text:style-name="P5"><text:bookmark text:name="t3_1"/>Original Airdate: 3/27/2005 </text:p>
      <text:p text:style-name="P5"><text:bookmark text:name="t4_1"/>Written by: Shonda Rhimes <text:bookmark text:name="t5_1"/>Directed by: Peter Horton <text:bookmark text:name="t6_1"/>Meredith</text:p>
      <text:p text:style-name="P5"/>
      <text:p text:style-name="P5">VO: The game. They say either a person has what it takes to <text:bookmark text:name="t7_1"/>play, or they don't. My mother was one of the greats. Me, on the other <text:bookmark text:name="t8_1"/>hand...I'm kinda screwed. <text:bookmark text:name="t9_1"/>(Meredith wakes up on the couch and pulls a blanket off a naked man on <text:bookmark text:name="ta_1"/>the floor, wrapping it around herself. She hits him with a pillow and he <text:bookmark text:name="tb_1"/>grunts, waking up. He lifts up her bra.) <text:bookmark text:name="tc_1"/>Man: This...is...? <text:bookmark text:name="td_1"/>Meredith: (grabbing it, smiling) Humiliating on so many levels. You have <text:bookmark text:name="t1_2"/>to go.</text:p>
      <text:p text:style-name="P5"><text:bookmark text:name="t2_2"/>Man: (sitting up) Why don't you just come back down here and we'll pick <text:bookmark text:name="t3_2"/>up where we left off? <text:bookmark text:name="t4_2"/>Meredith: No, seriously. You have to go, I'm late. Which isn't what you <text:bookmark text:name="t5_2"/>want to be on your first day of work, so <text:bookmark text:name="t6_2"/>Man: So, ah, you actually live here. <text:bookmark text:name="t7_2"/>Meredith: No. <text:bookmark text:name="t8_2"/>Man: Oh. <text:bookmark text:name="t9_2"/>Meredith: Yes. Kind of. <text:bookmark text:name="ta_2"/>Man: (dressing) Oh. It's nice. Little dusty. Odd. But it's nice. So how do <text:bookmark text:name="tb_2"/>you kind of live here? <text:bookmark text:name="tc_2"/>Meredith: I moved two weeks ago from Boston, it was my mother's <text:bookmark text:name="td_2"/>house, I'm selling it.</text:p>
      <text:p text:style-name="P1"/>
      <text:p text:style-name="P5"><text:bookmark text:name="t1_3"/>Man: Oh, I'm sorry. <text:bookmark text:name="t2_3"/>Meredith: For what? <text:bookmark text:name="t3_3"/>Man: You said was. <text:bookmark text:name="t4_3"/>Meredith: Oh! My mother's not dead, she's - you know what, we don't <text:bookmark text:name="t5_3"/>have to do the thing. <text:bookmark text:name="t6_3"/>Man: Oh. We can do anything you want. <text:bookmark text:name="t7_3"/>Meredith: No, the thing, exchange the details, pretend we care...look, <text:bookmark text:name="t8_3"/>I'm gonna go upstairs and take a shower, okay, and when I get back down <text:bookmark text:name="t9_3"/>here, you won't be here, so, um, goodbye...um... <text:bookmark text:name="ta_3"/>Man: Derek. <text:bookmark text:name="tb_3"/>Meredith: (they shake hands) Derek. Right. Meredith. <text:bookmark text:name="tc_3"/>Derek: Meredith. <text:bookmark text:name="td_3"/>Meredith: Yeah. (he comes closer, she backs away) Mm-hmm.</text:p>
      <text:p text:style-name="P1"/>
      <text:p text:style-name="P5"><text:bookmark text:name="t1_4"/>Derek: Nice meeting you. <text:bookmark text:name="t2_4"/>Meredith: Bye Derek (smiling and fleeing for the stairs). <text:bookmark text:name="t3_4"/>(Cut to Meredith leaving the house. Derek is presumably gone. Panning <text:bookmark text:name="t4_4"/>shots over the city as Meredith drives to work. Meredith enters a room <text:bookmark text:name="t5_4"/>filled with other interns as a doctor talks.) </text:p>
      <text:p text:style-name="P5"/>
      <text:p text:style-name="P5"><text:bookmark text:name="t6_4"/>Doctor: Each of you comes here hopeful. Wanting in on the game. A <text:bookmark text:name="t7_4"/>month ago you were in med school being taught by doctors. Today, you <text:bookmark text:name="t8_4"/>are the doctors. The seven years you spend here as a surgical resident <text:bookmark text:name="t9_4"/>will be the best and worst of your life. You will be pushed to the breaking <text:bookmark text:name="ta_4"/>point. Look around you. Say hello to your competition. Eight of you will <text:bookmark text:name="tb_4"/>switch to an easier specialty. Five of you will crack under the pressure. <text:bookmark text:name="tc_4"/>Two of you will be asked to leave. This is your starting line. This is your <text:bookmark text:name="td_4"/>arena. How well you play? That's up to you. <text:bookmark text:name="te_4"/>Meredith VO: Like I said. I'm screwed. <text:bookmark text:name="tf_4"/>(Fadeout to logo, then cut to intern locker room.)</text:p>
      <text:p text:style-name="P6"/>
      <text:p text:style-name="P2">crt : 202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xcerpt n°3 : Doctor Who serie 2 episode 1</text:p>
      <text:p text:style-name="P7"/>
      <text:p text:style-name="P1">DWII - Episode 1 - Shooting Script - 08/07/05 Page 1</text:p>
      <text:p text:style-name="P1">1 INT. TARDIS - DAY 3 1000 1</text:p>
      <text:p text:style-name="P1">Quiet, dark, creaking, as though the machine has been at</text:p>
      <text:p text:style-name="P1">rest. A figure walks up the ramp. Pulls down a lever.</text:p>
      <text:p text:style-name="P1">The chamber comes to life. Light from the walls. The</text:p>
      <text:p text:style-name="P1">column illuminates. Shafts from beneath the metal</text:p>
      <text:p text:style-name="P1">floors.</text:p>
      <text:p text:style-name="P1">At the console, THE DOCTOR. In his element, pulling</text:p>
      <text:p text:style-name="P1">levers, finding his way around. Same old ship, brand new</text:p>
      <text:p text:style-name="P1">man.</text:p>
      <text:p text:style-name="P1">CUT TO:</text:p>
      <text:p text:style-name="P1">2 EXT. TYLERS' ESTATE - DAY 3 1000 2</text:p>
      <text:p text:style-name="P1">Outside, the most ordinary day in the world, all concrete</text:p>
      <text:p text:style-name="P1">and litter, grey skies. ROSE, with her rucksack, saying</text:p>
      <text:p text:style-name="P1">goodbye to JACKIE and MICKEY, the TARDIS in the</text:p>
      <text:p text:style-name="P1">background.</text:p>
      <text:p text:style-name="P1">Rose gives Jackie a hug, Jackie upset. Improvise 'I'll</text:p>
      <text:p text:style-name="P1">come back soon,' 'Be careful,' cover with incidental</text:p>
      <text:p text:style-name="P1">music.</text:p>
      <text:p text:style-name="P1">CUT TO:</text:p>
      <text:p text:style-name="P1">3 INT. TARDIS - DAY 3 1001 3</text:p>
      <text:p text:style-name="P1">THE DOCTOR finds the vital switch. Slams it down.</text:p>
      <text:p text:style-name="P1">Engines grind; the column begins to move up and down...</text:p>
      <text:p text:style-name="P1">CUT TO:</text:p>
      <text:p text:style-name="P1">4 EXT. TYLERS' ESTATE - DAY 3 1002 4</text:p>
      <text:p text:style-name="P1">The noise of the engines. The light on top of the Tardis</text:p>
      <text:p text:style-name="P1">flares. ROSE is late, grabs her stuff - a kiss for</text:p>
      <text:p text:style-name="P1">MICKEY - a quick kiss but a good kiss - and she runs for</text:p>
      <text:p text:style-name="P1">the door -</text:p>
      <text:p text:style-name="P1">CUT TO:</text:p>
      <text:p text:style-name="P1">5 INT. TARDIS - DAY 3 1002 5</text:p>
      <text:p text:style-name="P1">ROSE runs in, up the ramp, to the console. THE DOCTOR's</text:p>
      <text:p text:style-name="P1">more precise with his controls now, but more</text:p>
      <text:p text:style-name="P1">experimental, a genius conducting a vast orchestra. Big</text:p>
      <text:p text:style-name="P1">smile from both.</text:p>
      <text:p text:style-name="P1">CUT TO:</text:p>
      <text:p text:style-name="P1">DWII - Episode 1 - Shooting Script - 08/07/05 Page 2</text:p>
      <text:p text:style-name="P1">6 EXT. TYLERS' ESTATE - DAY 3 1002 6</text:p>
      <text:p text:style-name="P1">FX: The Tardis starts to fade.</text:p>
      <text:p text:style-name="P1">JACKIE, tearful, walks away before it's even finished.</text:p>
      <text:p text:style-name="P1">MICKEY watches the box disappear. Not happy, but</text:p>
      <text:p text:style-name="P1">faithful.</text:p>
      <text:p text:style-name="P1">CUT TO:</text:p>
      <text:p text:style-name="P1">7 INT. TARDIS - DAY 3 1003 7</text:p>
      <text:p text:style-name="P1">The room pitching - not out of control, but it's a</text:p>
      <text:p text:style-name="P1">vigorous flight. THE DOCTOR &amp; ROSE steady themselves on</text:p>
      <text:p text:style-name="P1">the console.</text:p>
      <text:p text:style-name="P1">ROSE</text:p>
      <text:p text:style-name="P1">So where are we going?</text:p>
      <text:p text:style-name="P1">THE DOCTOR</text:p>
      <text:p text:style-name="P1"><text:soft-page-break/>Further than we've ever gone before.</text:p>
      <text:p text:style-name="P1">CUT TO OPENING TITLES</text:p>
      <text:p text:style-name="P1">8 EXT. CLIFFTOPS - DAY 3 1011 8</text:p>
      <text:p text:style-name="P1">Tardis doors open, CU ROSE, stepping out. Dazzled.</text:p>
      <text:p text:style-name="P1">Amazed. THE DOCTOR immediately behind her, loving it.</text:p>
      <text:p text:style-name="P1">THE DOCTOR</text:p>
      <text:p text:style-name="P1">It's the year five billion and twenty</text:p>
      <text:p text:style-name="P1">three. We're in the Galaxy M87. And</text:p>
      <text:p text:style-name="P1">this! This is New Earth.</text:p>
      <text:p text:style-name="P1">Reveal an endless, open vista. High clifftops, edged by</text:p>
      <text:p text:style-name="P1">rolling greenery, the Tardis parked safely on top. Sun</text:p>
      <text:p text:style-name="P1">glittering off the vast expanse of ocean.</text:p>
      <text:p text:style-name="P1">FX: in the sky, huge sun, planets, moons.</text:p>
      <text:p text:style-name="P1">FX: to one side, a good distance away, a mile or so, a</text:p>
      <text:p text:style-name="P1">building, a white TOWER, built into the cliff, rising up</text:p>
      <text:p text:style-name="P1">like a classy, futuristic lighthouse, though taller,</text:p>
      <text:p text:style-name="P1">wider, more lofty. A green crescent moon-sign on its</text:p>
      <text:p text:style-name="P1">side.</text:p>
      <text:p text:style-name="P1">FX: across the sea, on the horizon, a CITY. The</text:p>
      <text:p text:style-name="P1">gorgeous, glittering skyscrapers of a massive sci-fi mega-</text:p>
      <text:p text:style-name="P1">city.</text:p>
      <text:p text:style-name="P1">It's so beautiful, the Doctor and Rose are laughing.</text:p>
      <text:p text:style-name="P1">(CONTINUED)</text:p>
      <text:p text:style-name="P1">DWII - Episode 1 - Shooting Script - 08/07/05 Page 3</text:p>
      <text:p text:style-name="P1">8 CONTINUED: 8</text:p>
      <text:p text:style-name="P1">ROSE</text:p>
      <text:p text:style-name="P1">That's just... It's...</text:p>
      <text:p text:style-name="P1">THE DOCTOR</text:p>
      <text:p text:style-name="P1">Not bad. Not bad at all.</text:p>
      <text:p text:style-name="P1">ROSE</text:p>
      <text:p text:style-name="P1">There's a city!</text:p>
      <text:p text:style-name="P1">THE DOCTOR</text:p>
      <text:p text:style-name="P1">I know!</text:p>
      <text:p text:style-name="P1">ROSE</text:p>
      <text:p text:style-name="P1">New Earth?</text:p>
      <text:p text:style-name="P1">THE DOCTOR</text:p>
      <text:p text:style-name="P1">The next Earth. Earth Two.</text:p>
      <text:p text:style-name="P1">ROSE</text:p>
      <text:p text:style-name="P1">I'll never get used to this, never.</text:p>
      <text:p text:style-name="P1">Different ground beneath my feet.</text:p>
      <text:p text:style-name="P1">Different sky. What's that smell?</text:p>
      <text:p text:style-name="P1">THE DOCTOR</text:p>
      <text:p text:style-name="P1">Apple grass.</text:p>
      <text:p text:style-name="P1">ROSE</text:p>
      <text:p text:style-name="P1">Apple grass. It's beautiful. Oh I love</text:p>
      <text:p text:style-name="P1">this. Can I just say? Travelling with</text:p>
      <text:p text:style-name="P1">you - I love it!</text:p>
      <text:p text:style-name="P1">THE DOCTOR</text:p>
      <text:p text:style-name="P1">Me too!</text:p>
      <text:p text:style-name="P1">WIDE SHOT as he grabs her hand and they run down the</text:p>
      <text:p text:style-name="P1">grass.</text:p>
      <text:p text:style-name="P8"><text:tab/><text:tab/><text:tab/><text:tab/><text:tab/>crt : 260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5T12:08:00.819508309</meta:creation-date>
    <dc:date>2025-11-17T16:50:42.274238015</dc:date>
    <meta:editing-duration>PT3H36M38S</meta:editing-duration>
    <meta:editing-cycles>2</meta:editing-cycles>
    <meta:generator>LibreOffice/25.8.1.1$Linux_X86_64 LibreOffice_project/580$Build-1</meta:generator>
    <meta:document-statistic meta:table-count="0" meta:image-count="0" meta:object-count="0" meta:page-count="6" meta:paragraph-count="245" meta:word-count="1724" meta:character-count="9340" meta:non-whitespace-character-count="7835"/>
  </office:meta>
</office:document-meta>
</file>